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ck Header</text:p>
      <text:p text:style-name="Standard">PC5</text:p>
      <text:p text:style-name="Standard">PC4</text:p>
      <text:p text:style-name="Standard">PC0</text:p>
      <text:p text:style-name="Standard">PB3</text:p>
      <text:p text:style-name="Standard"/>
      <text:p text:style-name="Standard">Pot controls tempo</text:p>
      <text:p text:style-name="Standard">Pot controls mod wheel</text:p>
      <text:p text:style-name="Standard">Pot controls pitch bend</text:p>
      <text:p text:style-name="Standard">Pot control velocity</text:p>
      <text:p text:style-name="Standard">Pot controls additional note interval</text:p>
      <text:p text:style-name="Standard">Pot controls sub octave mix</text:p>
      <text:p text:style-name="Standard"/>
      <text:p text:style-name="Standard"/>
      <text:p text:style-name="Standard">Output clocks</text:p>
      <text:p text:style-name="Standard">different rates</text:p>
      <text:p text:style-name="Standard"/>
      <text:p text:style-name="Standard">Input clock</text:p>
      <text:p text:style-name="Standard">Tap tempo butt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9M00S</meta:editing-duration>
    <meta:editing-cycles>4</meta:editing-cycles>
    <meta:generator>OpenOffice.org/3.2$Win32 OpenOffice.org_project/320m18$Build-9502</meta:generator>
    <dc:date>2014-07-07T18:32:00.40</dc:date>
    <dc:creator>Jason Hotchkiss</dc:creator>
    <meta:document-statistic meta:table-count="0" meta:image-count="0" meta:object-count="0" meta:page-count="1" meta:paragraph-count="15" meta:word-count="39" meta:character-count="225"/>
    <meta:user-defined meta:name="Info 1"/>
    <meta:user-defined meta:name="Info 2"/>
    <meta:user-defined meta:name="Info 3"/>
    <meta:user-defined meta:name="Info 4"/>
  </office:meta>
</office:document-meta>
</file>